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5.1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5099" number:language="ru" number:country="RU">
      <number:boolean/>
    </number:boolean-style>
    <style:style style:name="ce1" style:family="table-cell" style:parent-style-name="Normal">
      <style:table-cell-properties style:vertical-align="middle"/>
      <style:text-properties style:use-window-font-color="true" style:font-name="Verdana" fo:font-size="10pt" fo:language="en" fo:country="US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2" style:family="table-cell" style:parent-style-name="Normal" style:data-style-name="N5099">
      <style:text-properties fo:language="en" fo:country="US"/>
    </style:style>
    <style:style style:name="ce3" style:family="table-cell" style:parent-style-name="Normal">
      <style:text-properties fo:language="en" fo:country="US"/>
    </style:style>
    <style:style style:name="ce4" style:family="table-cell" style:parent-style-name="Default">
      <style:text-properties fo:language="en" fo:country="US"/>
    </style:style>
    <style:style style:name="ce5" style:family="table-cell" style:parent-style-name="Default" style:data-style-name="N5099">
      <style:text-properties fo:language="en" fo:country="US"/>
    </style:style>
    <style:style style:name="ce6" style:family="table-cell" style:parent-style-name="Normal">
      <style:table-cell-properties style:vertical-align="middle"/>
      <style:text-properties style:use-window-font-color="true" style:font-name="Verdana" fo:font-size="10pt" fo:language="en" fo:country="US" fo:font-style="italic" style:text-underline-style="solid" style:text-underline-width="auto" style:text-underline-color="font-color" style:font-name-asian="Verdana" style:font-size-asian="10pt" style:font-style-asian="italic" style:font-name-complex="Verdana" style:font-size-complex="10pt" style:font-style-complex="italic"/>
    </style:style>
    <style:style style:name="ce7" style:family="table-cell" style:parent-style-name="Normal">
      <style:text-properties style:use-window-font-color="true" style:font-name="Verdana" fo:font-size="10pt" fo:language="en" fo:country="US" fo:font-style="italic" style:font-name-asian="Verdana" style:font-size-asian="10pt" style:font-style-asian="italic" style:font-name-complex="Verdana" style:font-size-complex="10pt" style:font-style-complex="itali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7"/>
        <table:table-column table:style-name="co5" table:default-cell-style-name="ce3"/>
        <table:table-column table:style-name="co6" table:number-columns-repeated="2" table:default-cell-style-name="ce3"/>
        <table:table-column table:style-name="co7" table:number-columns-repeated="243" table:default-cell-style-name="ce4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6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number-columns-repeated="243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TRUE()" office:value-type="boolean" office:boolean-value="true">
            <text:p>ИСТИНА</text:p>
          </table:table-cell>
          <table:table-cell table:style-name="ce4" table:number-columns-repeated="8"/>
          <table:table-cell office:value-type="string">
            <text:p>Constant Values</text:p>
          </table:table-cell>
          <table:table-cell office:value-type="string">
            <text:p>true false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FALSE()" office:value-type="boolean" office:boolean-value="false">
            <text:p>ЛОЖЬ</text:p>
          </table:table-cell>
          <table:table-cell table:number-columns-repeated="254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[.C4]" office:value-type="boolean" office:boolean-value="true">
            <text:p>ИСТИНА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[.C5]" office:value-type="boolean" office:boolean-value="false">
            <text:p>ЛОЖЬ</text:p>
          </table:table-cell>
          <table:table-cell table:style-name="ce5" office:value-type="boolean" office:boolean-value="false">
            <text:p>ЛОЖЬ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([.C7]=0)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SEJ treats booleans as numbers</text:p>
          </table:table-cell>
          <table:table-cell/>
          <table:table-cell table:style-name="ce2" office:value-type="boolean" office:boolean-value="false">
            <text:p>ЛОЖЬ</text:p>
          </table:table-cell>
          <table:table-cell table:number-columns-repeated="243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([.C8]=1)" office:value-type="boolean" office:boolean-value="true">
            <text:p>ИСТИНА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" office:value-type="boolean" office:boolean-value="false">
            <text:p>ЛОЖЬ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NOT([.C10])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NOT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NOT([.C11])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NOT([.C12]&lt;&gt;[.D12])" office:value-type="boolean" office:boolean-value="false">
            <text:p>ЛОЖЬ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NOT([.C13]&lt;&gt;[.D13])" office:value-type="boolean" office:boolean-value="false">
            <text:p>ЛОЖЬ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NOT([.C14]&lt;&gt;[.D14])" office:value-type="boolean" office:boolean-value="true">
            <text:p>ИСТИНА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NOT([.C15]=[.D15])" office:value-type="boolean" office:boolean-value="true">
            <text:p>ИСТИНА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NOT([.C16]=[.D16])" office:value-type="boolean" office:boolean-value="true">
            <text:p>ИСТИНА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NOT([.C17]=[.D17])" office:value-type="boolean" office:boolean-value="false">
            <text:p>ЛОЖЬ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[.C19];[.D19])" office:value-type="boolean" office:boolean-value="true">
            <text:p>ИСТИНА</text:p>
          </table:table-cell>
          <table:table-cell table:number-columns-repeated="2" table:style-name="ce5" office:value-type="boolean" office:boolean-value="true">
            <text:p>ИСТИНА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AND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0];[.D20])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1];[.D21])" office:value-type="boolean" office:boolean-value="false">
            <text:p>ЛОЖЬ</text:p>
          </table:table-cell>
          <table:table-cell table:style-name="ce5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2];[.D22])" office:value-type="boolean" office:boolean-value="false">
            <text:p>ЛОЖЬ</text:p>
          </table:table-cell>
          <table:table-cell table:number-columns-repeated="2" table:style-name="ce5" office:value-type="boolean" office:boolean-value="false">
            <text:p>ЛОЖЬ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[.C23]=[.D23];[.E23]=[.F23])" office:value-type="boolean" office:boolean-value="true">
            <text:p>ИСТИНА</text:p>
          </table:table-cell>
          <table:table-cell table:number-columns-repeated="2" table:style-name="ce4" office:value-type="float" office:value="10">
            <text:p>10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4]=[.D24];[.E24]=[.F24])" office:value-type="boolean" office:boolean-value="false">
            <text:p>ЛОЖЬ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5]=[.D25];[.E25]=[.F25])" office:value-type="boolean" office:boolean-value="false">
            <text:p>ЛОЖЬ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[.C26]=[.D26];[.E26]=[.F26])" office:value-type="boolean" office:boolean-value="false">
            <text:p>ЛОЖЬ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28];[.D28])" office:value-type="boolean" office:boolean-value="true">
            <text:p>ИСТИНА</text:p>
          </table:table-cell>
          <table:table-cell table:number-columns-repeated="2" table:style-name="ce5" office:value-type="boolean" office:boolean-value="true">
            <text:p>ИСТИНА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" office:value-type="string">
            <text:p>OR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29];[.D29])" office:value-type="boolean" office:boolean-value="true">
            <text:p>ИСТИНА</text:p>
          </table:table-cell>
          <table:table-cell table:style-name="ce5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30];[.D30])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[.C31];[.D31])" office:value-type="boolean" office:boolean-value="false">
            <text:p>ЛОЖЬ</text:p>
          </table:table-cell>
          <table:table-cell table:number-columns-repeated="2" table:style-name="ce5" office:value-type="boolean" office:boolean-value="false">
            <text:p>ЛОЖЬ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32]=[.D32];[.E32]=[.F32])" office:value-type="boolean" office:boolean-value="true">
            <text:p>ИСТИНА</text:p>
          </table:table-cell>
          <table:table-cell table:number-columns-repeated="2" table:style-name="ce4" office:value-type="float" office:value="10">
            <text:p>10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33]=[.D33];[.E33]=[.F33])" office:value-type="boolean" office:boolean-value="true">
            <text:p>ИСТИНА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[.C34]=[.D34];[.E34]=[.F34])" office:value-type="boolean" office:boolean-value="false">
            <text:p>ЛОЖЬ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[.C35]=[.D35];[.E35]=[.F35])" office:value-type="boolean" office:boolean-value="true">
            <text:p>ИСТИНА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37:.D37]);[.E37])" office:value-type="boolean" office:boolean-value="true">
            <text:p>ИСТИНА</text:p>
          </table:table-cell>
          <table:table-cell table:number-columns-repeated="3" table:style-name="ce5" office:value-type="boolean" office:boolean-value="true">
            <text:p>ИСТИНА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Combinations, range arguments</text:p>
          </table:table-cell>
          <table:table-cell office:value-type="string">
            <text:p>OR AND :</text:p>
          </table:table-cell>
          <table:table-cell table:number-columns-repeated="244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38:.D38]);[.E38])" office:value-type="boolean" office:boolean-value="true">
            <text:p>ИСТИНА</text:p>
          </table:table-cell>
          <table:table-cell table:number-columns-repeated="2" table:style-name="ce5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39:.D39]);[.E39])" office:value-type="boolean" office:boolean-value="true">
            <text:p>ИСТИНА</text:p>
          </table:table-cell>
          <table:table-cell table:style-name="ce5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AND([.C40:.D40]);[.E40])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number-columns-repeated="2" table:style-name="ce5" office:value-type="boolean" office:boolean-value="false">
            <text:p>ЛОЖЬ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41:.D41]);[.E41])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number-columns-repeated="2" table:style-name="ce5" office:value-type="boolean" office:boolean-value="true">
            <text:p>ИСТИНА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AND([.C42:.D42]);[.E42])" office:value-type="boolean" office:boolean-value="false">
            <text:p>ЛОЖЬ</text:p>
          </table:table-cell>
          <table:table-cell table:style-name="ce5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OR(AND([.C43:.D43]);[.E43])" office:value-type="boolean" office:boolean-value="true">
            <text:p>ИСТИНА</text:p>
          </table:table-cell>
          <table:table-cell table:number-columns-repeated="2" table:style-name="ce5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OR(AND([.C44:.D44]);[.E44])" office:value-type="boolean" office:boolean-value="false">
            <text:p>ЛОЖЬ</text:p>
          </table:table-cell>
          <table:table-cell table:number-columns-repeated="3" table:style-name="ce5" office:value-type="boolean" office:boolean-value="false">
            <text:p>ЛОЖЬ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OR([.C46:.D46]);[.E46])" office:value-type="boolean" office:boolean-value="true">
            <text:p>ИСТИНА</text:p>
          </table:table-cell>
          <table:table-cell table:number-columns-repeated="3" table:style-name="ce5" office:value-type="boolean" office:boolean-value="true">
            <text:p>ИСТИНА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47:.D47]);[.E47])" office:value-type="boolean" office:boolean-value="false">
            <text:p>ЛОЖЬ</text:p>
          </table:table-cell>
          <table:table-cell table:number-columns-repeated="2" table:style-name="ce5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OR([.C48:.D48]);[.E48])" office:value-type="boolean" office:boolean-value="true">
            <text:p>ИСТИНА</text:p>
          </table:table-cell>
          <table:table-cell table:style-name="ce5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49:.D49]);[.E49])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number-columns-repeated="2" table:style-name="ce5" office:value-type="boolean" office:boolean-value="false">
            <text:p>ЛОЖЬ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true">
            <text:p>ИСТИНА</text:p>
          </table:table-cell>
          <table:table-cell table:formula="oooc:=AND(OR([.C50:.D50]);[.E50])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number-columns-repeated="2" table:style-name="ce5" office:value-type="boolean" office:boolean-value="true">
            <text:p>ИСТИНА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51:.D51]);[.E51])" office:value-type="boolean" office:boolean-value="false">
            <text:p>ЛОЖЬ</text:p>
          </table:table-cell>
          <table:table-cell table:style-name="ce5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5" office:value-type="boolean" office:boolean-value="false">
            <text:p>ЛОЖЬ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52:.D52]);[.E52])" office:value-type="boolean" office:boolean-value="false">
            <text:p>ЛОЖЬ</text:p>
          </table:table-cell>
          <table:table-cell table:number-columns-repeated="2" table:style-name="ce5" office:value-type="boolean" office:boolean-value="false">
            <text:p>ЛОЖЬ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table:style-name="ce2" office:value-type="boolean" office:boolean-value="false">
            <text:p>ЛОЖЬ</text:p>
          </table:table-cell>
          <table:table-cell table:formula="oooc:=AND(OR([.C53:.D53]);[.E53])" office:value-type="boolean" office:boolean-value="false">
            <text:p>ЛОЖЬ</text:p>
          </table:table-cell>
          <table:table-cell table:number-columns-repeated="3" table:style-name="ce5" office:value-type="boolean" office:boolean-value="false">
            <text:p>ЛОЖЬ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Verdana" fo:font-size="10pt" style:font-name-asian="Verdana" style:font-size-asian="10pt" style:font-name-complex="Verdana" style:font-size-complex="10pt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5">15.11.2007</text:date>, <text:time>13:0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0:05:38</meta:creation-date>
    <dc:date>2007-11-15T13:08:40</dc:date>
    <meta:editing-cycles>1</meta:editing-cycles>
    <meta:editing-duration>PT15S</meta:editing-duration>
    <meta:user-defined meta:name="Company">Opus Software AG</meta:user-defined>
    <meta:user-defined meta:name="Version">11.8132</meta:user-defined>
    <meta:user-defined meta:name="Info 3"/>
    <meta:user-defined meta:name="Info 4"/>
    <meta:document-statistic meta:table-count="1" meta:cell-count="270"/>
  </office:meta>
</office:document-meta>
</file>